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eb1b" officeooo:paragraph-rsid="001deb1b"/>
    </style:style>
    <style:style style:name="P2" style:family="paragraph" style:parent-style-name="Standard">
      <style:text-properties officeooo:rsid="001deb1b" officeooo:paragraph-rsid="001fc92e"/>
    </style:style>
    <style:style style:name="P3" style:family="paragraph" style:parent-style-name="Standard">
      <style:text-properties officeooo:rsid="001deb1b" officeooo:paragraph-rsid="0020a9ee"/>
    </style:style>
    <style:style style:name="T1" style:family="text">
      <style:text-properties fo:color="#f8f8f2" style:font-name="Monospace" fo:font-size="10pt" style:font-size-asian="10pt" fo:background-color="#3e3d32"/>
    </style:style>
    <style:style style:name="T2" style:family="text">
      <style:text-properties fo:color="#d8d8d8" style:font-name="Monospace" fo:font-size="10pt" style:font-size-asian="10pt" fo:background-color="#3e3d32"/>
    </style:style>
    <style:style style:name="T3" style:family="text">
      <style:text-properties officeooo:rsid="001fc92e"/>
    </style:style>
    <style:style style:name="T4" style:family="text">
      <style:text-properties officeooo:rsid="0020a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.type <text:span text:style-name="T3">NEW DEL DROP VAL AUTRE et *VAL</text:span> → blocks.js 6922</text:p>
      <text:p text:style-name="P1"><text:tab/> envois : <text:span text:style-name="T3">(* pas sytématique)</text:span></text:p>
      <text:p text:style-name="P1"><text:tab/><text:tab/>typeMorph</text:p>
      <text:p text:style-name="P1"><text:tab/><text:tab/>blockId : JMLid du bloc <text:span text:style-name="T4">(du contenant si modification VAL)</text:span></text:p>
      <text:p text:style-name="P1"><text:tab/><text:tab/>selector</text:p>
      <text:p text:style-name="P1"><text:tab/><text:tab/>blockSpec</text:p>
      <text:p text:style-name="P1"><text:tab/><text:tab/>category</text:p>
      <text:p text:style-name="P1"><text:tab/><text:tab/>*parentId : JMLid du <text:span text:style-name="T1">parent</text:span><text:span text:style-name="T2">.</text:span><text:span text:style-name="T1">parentThatIsA</text:span><text:span text:style-name="T2">(</text:span><text:span text:style-name="T1">BlockMorph</text:span><text:span text:style-name="T2">)</text:span></text:p>
      <text:p text:style-name="P1"><text:tab/><text:tab/>si target a un élément :</text:p>
      <text:p text:style-name="P1"><text:tab/><text:tab/><text:tab/>*targetId : JMLid <text:s/>du bloc target.element (à préciser)</text:p>
      <text:p text:style-name="P1"><text:tab/><text:tab/><text:tab/>si target.element=CslotMorph, </text:p>
      <text:p text:style-name="P1"><text:tab/><text:tab/><text:tab/><text:tab/>*location=’slot’</text:p>
      <text:p text:style-name="P1"><text:tab/><text:tab/><text:tab/>sinon</text:p>
      <text:p text:style-name="P1"><text:tab/><text:tab/><text:tab/><text:tab/>*location=target.loc (<text:span text:style-name="T3">wrap, bottom, top)</text:span></text:p>
      <text:p text:style-name="P1"><text:tab/><text:tab/><text:span text:style-name="T3">sinon</text:span></text:p>
      <text:p text:style-name="P2"><text:tab/><text:tab/><text:tab/>*targetId : JMLid du bloc target</text:p>
      <text:p text:style-name="P2"><text:tab/><text:tab/><text:tab/>*<text:span text:style-name="T3">location : target.loc </text:span>(<text:span text:style-name="T3">wrap, bottom, top)</text:span></text:p>
      <text:p text:style-name="P2"><text:tab/><text:tab/>*<text:span text:style-name="T3">nextBlock : JMLid du bloc suivant</text:span></text:p>
      <text:p text:style-name="P2"/>
      <text:p text:style-name="P2"><text:tab/><text:tab/><text:span text:style-name="T3">si VAL <text:tab/>detail : detailAction (àpréciser)</text:span></text:p>
      <text:p text:style-name="P2"><text:tab/><text:tab/><text:span text:style-name="T3">si AUTRE : <text:tab/>detail : detailAction(à préciser)</text:span></text:p>
      <text:p text:style-name="P2"><text:tab/><text:tab/><text:span text:style-name="T3">si *VAL :<text:tab/>detail : JMLid de l’input remplacée</text:span></text:p>
      <text:p text:style-name="P3"><text:tab/><text:tab/><text:span text:style-name="T4">detailAction : </text:span></text:p>
      <text:p text:style-name="P3"><text:span text:style-name="T4"><text:tab/><text:tab/><text:tab/>si setContent d’un inputSlot : JMLid de l’input</text:span></text:p>
      <text:p text:style-name="P3"><text:tab/><text:tab/><text:tab/><text:span text:style-name="T4">si reacttoedit d’un InputSlot : JMLid de l’input</text:span></text:p>
      <text:p text:style-name="P2"><text:tab/><text:tab/>*<text:span text:style-name="T3">inputs : tableau de </text:span></text:p>
      <text:p text:style-name="P2"><text:tab/><text:tab/><text:tab/><text:span text:style-name="T3">JMLid</text:span></text:p>
      <text:p text:style-name="P2"><text:tab/><text:tab/><text:tab/><text:span text:style-name="T3">typeMorph</text:span></text:p>
      <text:p text:style-name="P2"><text:tab/><text:tab/><text:tab/><text:span text:style-name="T3">contenu</text:span></text:p>
      <text:p text:style-name="P2"><text:tab/><text:tab/><text:tab/><text:span text:style-name="T3">rang<text:tab/></text:span></text:p>
      <text:p text:style-name="P2"><text:tab/><text:tab/><text:tab/><text:span text:style-name="T3">isNumeric<text:tab/></text:span></text:p>
      <text:p text:style-name="P2"><text:tab/><text:tab/><text:tab/><text:span text:style-name="T3">isPredicate</text:span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0:16:33.272333319</meta:creation-date>
    <dc:date>2018-02-07T11:15:56.205535784</dc:date>
    <meta:editing-duration>PT27M2S</meta:editing-duration>
    <meta:editing-cycles>1</meta:editing-cycles>
    <meta:document-statistic meta:table-count="0" meta:image-count="0" meta:object-count="0" meta:page-count="1" meta:paragraph-count="31" meta:word-count="126" meta:character-count="899" meta:non-whitespace-character-count="717"/>
    <meta:generator>LibreOffice/5.1.6.2$Linux_X86_64 LibreOffice_project/10m0$Build-2</meta:generator>
  </office:meta>
</office:document-meta>
</file>